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a91b5" officeooo:paragraph-rsid="000822ab"/>
    </style:style>
    <style:style style:name="P2" style:family="paragraph" style:parent-style-name="Standard">
      <style:text-properties officeooo:rsid="000a91b5" officeooo:paragraph-rsid="0023be9b"/>
    </style:style>
    <style:style style:name="P3" style:family="paragraph" style:parent-style-name="Standard">
      <style:text-properties officeooo:rsid="000a91b5" officeooo:paragraph-rsid="0023dfd6"/>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paragraph-rsid="000822ab" style:font-weight-asian="bold" style:font-weight-complex="bold"/>
    </style:style>
    <style:style style:name="P6" style:family="paragraph" style:parent-style-name="Standard">
      <style:text-properties fo:font-weight="bold" officeooo:rsid="00129135" officeooo:paragraph-rsid="00129135" style:font-weight-asian="bold" style:font-weight-complex="bold"/>
    </style:style>
    <style:style style:name="P7" style:family="paragraph" style:parent-style-name="Standard">
      <style:text-properties fo:font-weight="normal" officeooo:rsid="00312e79" officeooo:paragraph-rsid="0013d13a" style:font-weight-asian="normal" style:font-weight-complex="normal"/>
    </style:style>
    <style:style style:name="P8" style:family="paragraph" style:parent-style-name="Standard">
      <style:paragraph-properties fo:text-align="start" style:justify-single-word="false"/>
      <style:text-properties fo:font-weight="normal" officeooo:rsid="0037797b" officeooo:paragraph-rsid="0037797b" style:font-weight-asian="normal" style:font-weight-complex="normal"/>
    </style:style>
    <style:style style:name="P9" style:family="paragraph" style:parent-style-name="Standard">
      <style:text-properties fo:color="#bb3e01" loext:opacity="100%" officeooo:rsid="0014b31d" officeooo:paragraph-rsid="0014b31d"/>
    </style:style>
    <style:style style:name="P10" style:family="paragraph" style:parent-style-name="Standard">
      <style:text-properties fo:color="#bb3e01" loext:opacity="100%" fo:font-weight="bold" officeooo:rsid="0014b31d" officeooo:paragraph-rsid="0014b31d" style:font-weight-asian="bold" style:font-weight-complex="bold"/>
    </style:style>
    <style:style style:name="P11" style:family="paragraph" style:parent-style-name="Standard">
      <style:text-properties fo:color="#8604ab" loext:opacity="100%" fo:font-weight="bold" officeooo:rsid="000a91b5" officeooo:paragraph-rsid="000822ab" style:font-weight-asian="bold" style:font-weight-complex="bold"/>
    </style:style>
    <style:style style:name="P12" style:family="paragraph" style:parent-style-name="Standard">
      <style:text-properties fo:color="#8604ab" loext:opacity="100%" fo:font-weight="bold" officeooo:rsid="001934ac" officeooo:paragraph-rsid="0027b55a" style:font-weight-asian="bold" style:font-weight-complex="bold"/>
    </style:style>
    <style:style style:name="P13" style:family="paragraph" style:parent-style-name="Standard">
      <style:text-properties fo:color="#8604ab" loext:opacity="100%" fo:font-weight="bold" style:font-weight-asian="bold" style:font-weight-complex="bold"/>
    </style:style>
    <style:style style:name="P14" style:family="paragraph" style:parent-style-name="Standard">
      <style:text-properties fo:color="#8604ab" loext:opacity="100%" officeooo:rsid="001934ac" officeooo:paragraph-rsid="001934ac"/>
    </style:style>
    <style:style style:name="P15" style:family="paragraph" style:parent-style-name="Standard">
      <style:text-properties fo:color="#8604ab" loext:opacity="100%" officeooo:rsid="001934ac" officeooo:paragraph-rsid="001c944f"/>
    </style:style>
    <style:style style:name="P16" style:family="paragraph" style:parent-style-name="Standard">
      <style:text-properties fo:color="#8604ab" loext:opacity="100%" officeooo:rsid="000a91b5" officeooo:paragraph-rsid="000822ab"/>
    </style:style>
    <style:style style:name="P17" style:family="paragraph" style:parent-style-name="Standard">
      <style:text-properties officeooo:paragraph-rsid="00298a27"/>
    </style:style>
    <style:style style:name="P18" style:family="paragraph" style:parent-style-name="Standard">
      <style:text-properties fo:color="#c9211e" loext:opacity="100%" fo:font-weight="bold" officeooo:rsid="002df667" officeooo:paragraph-rsid="00326dcf" style:font-weight-asian="bold" style:font-weight-complex="bold"/>
    </style:style>
    <style:style style:name="P19" style:family="paragraph" style:parent-style-name="Standard">
      <style:paragraph-properties fo:text-align="start" style:justify-single-word="false"/>
      <style:text-properties fo:color="#c9211e" loext:opacity="100%" fo:font-weight="bold" officeooo:rsid="00326dcf" officeooo:paragraph-rsid="00326dcf" style:font-weight-asian="bold" style:font-weight-complex="bold"/>
    </style:style>
    <style:style style:name="P20" style:family="paragraph" style:parent-style-name="Standard">
      <style:text-properties fo:color="#c9211e" loext:opacity="100%" fo:font-weight="bold" officeooo:rsid="00315a24" officeooo:paragraph-rsid="00326dcf" style:font-weight-asian="bold" style:font-weight-complex="bold"/>
    </style:style>
    <style:style style:name="P21" style:family="paragraph" style:parent-style-name="Standard">
      <style:text-properties fo:color="#c9211e" loext:opacity="100%" fo:font-weight="normal" officeooo:rsid="002df667" officeooo:paragraph-rsid="003dd88c" style:font-weight-asian="normal" style:font-weight-complex="normal"/>
    </style:style>
    <style:style style:name="P22" style:family="paragraph" style:parent-style-name="Standard">
      <style:paragraph-properties fo:text-align="start" style:justify-single-word="false"/>
      <style:text-properties fo:color="#c9211e" loext:opacity="100%" fo:font-weight="normal" officeooo:paragraph-rsid="00315a24" style:font-weight-asian="normal" style:font-weight-complex="normal"/>
    </style:style>
    <style:style style:name="P23" style:family="paragraph" style:parent-style-name="Standard">
      <style:paragraph-properties fo:text-align="start" style:justify-single-word="false"/>
      <style:text-properties fo:color="#c9211e" loext:opacity="100%" fo:font-weight="normal" officeooo:rsid="0035e503" officeooo:paragraph-rsid="0035e503" style:font-weight-asian="normal" style:font-weight-complex="normal"/>
    </style:style>
    <style:style style:name="P24" style:family="paragraph" style:parent-style-name="Standard">
      <style:paragraph-properties fo:text-align="start" style:justify-single-word="false"/>
      <style:text-properties fo:color="#020202" loext:opacity="100%" fo:font-weight="normal" officeooo:rsid="00315a24" officeooo:paragraph-rsid="00315a24" style:font-weight-asian="normal" style:font-weight-complex="normal"/>
    </style:style>
    <style:style style:name="P25" style:family="paragraph" style:parent-style-name="Standard">
      <style:text-properties fo:color="#020202" loext:opacity="100%" fo:font-weight="normal" officeooo:rsid="002df667" officeooo:paragraph-rsid="002df667" style:font-weight-asian="normal" style:font-weight-complex="normal"/>
    </style:style>
    <style:style style:name="P26" style:family="paragraph" style:parent-style-name="Standard">
      <style:paragraph-properties fo:text-align="start" style:justify-single-word="false"/>
      <style:text-properties fo:color="#020202" loext:opacity="100%" fo:font-weight="normal" officeooo:rsid="00326dcf" officeooo:paragraph-rsid="00326dcf" style:font-weight-asian="normal" style:font-weight-complex="normal"/>
    </style:style>
    <style:style style:name="P27" style:family="paragraph" style:parent-style-name="Standard">
      <style:paragraph-properties fo:text-align="start" style:justify-single-word="false"/>
      <style:text-properties fo:color="#020202" loext:opacity="100%" fo:font-weight="normal" officeooo:rsid="0037797b" officeooo:paragraph-rsid="0037797b" style:font-weight-asian="normal" style:font-weight-complex="normal"/>
    </style:style>
    <style:style style:name="P28" style:family="paragraph" style:parent-style-name="Standard">
      <style:text-properties fo:color="#020202" loext:opacity="100%" officeooo:rsid="0014b31d" officeooo:paragraph-rsid="0014b31d"/>
    </style:style>
    <style:style style:name="P29" style:family="paragraph" style:parent-style-name="Standard">
      <style:paragraph-properties fo:text-align="start" style:justify-single-word="false"/>
      <style:text-properties fo:color="#b59502" loext:opacity="100%" fo:font-weight="bold" officeooo:rsid="00326dcf" officeooo:paragraph-rsid="00326dcf" style:font-weight-asian="bold" style:font-weight-complex="bold"/>
    </style:style>
    <style:style style:name="P30" style:family="paragraph" style:parent-style-name="Standard">
      <style:text-properties fo:color="#037803" loext:opacity="100%" fo:font-weight="bold" officeooo:rsid="002df667" officeooo:paragraph-rsid="00326dcf" style:font-weight-asian="bold" style:font-weight-complex="bold"/>
    </style:style>
    <style:style style:name="P31" style:family="paragraph" style:parent-style-name="Standard">
      <style:text-properties fo:color="#037803" loext:opacity="100%" fo:font-weight="bold" officeooo:rsid="002df667" officeooo:paragraph-rsid="00326dcf" style:font-weight-asian="bold" style:font-weight-complex="bold"/>
    </style:style>
    <style:style style:name="P32" style:family="paragraph" style:parent-style-name="Standard">
      <style:text-properties fo:color="#037803" loext:opacity="100%" fo:font-weight="bold" officeooo:rsid="00430a22" officeooo:paragraph-rsid="00430a22" style:font-weight-asian="bold" style:font-weight-complex="bold"/>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color="#c9211e" loext:opacity="100%" fo:font-weight="bold" officeooo:rsid="002df667" officeooo:paragraph-rsid="00326dcf" style:font-weight-asian="bold" style:font-weight-complex="bold"/>
    </style:style>
    <style:style style:name="P35" style:family="paragraph" style:parent-style-name="Standard">
      <style:paragraph-properties fo:text-align="start" style:justify-single-word="false"/>
      <style:text-properties fo:color="#c9211e" loext:opacity="100%" fo:font-weight="bold" officeooo:rsid="002df667" officeooo:paragraph-rsid="00326dcf" style:font-weight-asian="bold" style:font-weight-complex="bold"/>
    </style:style>
    <style:style style:name="P36" style:family="paragraph" style:parent-style-name="Standard">
      <style:text-properties fo:color="#8604ab" loext:opacity="100%" fo:font-weight="bold" officeooo:paragraph-rsid="002df667" style:font-weight-asian="bold" style:font-weight-complex="bold"/>
    </style:style>
    <style:style style:name="P37" style:family="paragraph" style:parent-style-name="Standard">
      <style:paragraph-properties fo:text-align="start" style:justify-single-word="false"/>
      <style:text-properties fo:color="#020202" loext:opacity="100%" fo:font-weight="bold" officeooo:rsid="0037797b" officeooo:paragraph-rsid="0035e503" style:font-weight-asian="bold" style:font-weight-complex="bold"/>
    </style:style>
    <style:style style:name="T1" style:family="text">
      <style:text-properties officeooo:rsid="000822ab"/>
    </style:style>
    <style:style style:name="T2" style:family="text">
      <style:text-properties officeooo:rsid="0009ef06"/>
    </style:style>
    <style:style style:name="T3" style:family="text">
      <style:text-properties officeooo:rsid="0015d254"/>
    </style:style>
    <style:style style:name="T4" style:family="text">
      <style:text-properties fo:font-style="italic" style:font-style-asian="italic" style:font-style-complex="italic"/>
    </style:style>
    <style:style style:name="T5" style:family="text">
      <style:text-properties fo:font-style="italic" officeooo:rsid="0027b55a" style:font-style-asian="italic" style:font-style-complex="italic"/>
    </style:style>
    <style:style style:name="T6" style:family="text">
      <style:text-properties fo:font-style="italic" officeooo:rsid="0017aed6" style:font-style-asian="italic" style:font-style-complex="italic"/>
    </style:style>
    <style:style style:name="T7" style:family="text">
      <style:text-properties fo:font-style="italic" fo:font-weight="bold" officeooo:rsid="00163a25"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e0c26" style:font-style-asian="normal" style:font-style-complex="normal"/>
    </style:style>
    <style:style style:name="T10" style:family="text">
      <style:text-properties fo:color="#a0a0a0" loext:opacity="100%" fo:font-style="normal" style:font-style-asian="normal" style:font-style-complex="normal"/>
    </style:style>
    <style:style style:name="T11" style:family="text">
      <style:text-properties fo:language="en" fo:country="US"/>
    </style:style>
    <style:style style:name="T12" style:family="text">
      <style:text-properties fo:language="en" fo:country="US" officeooo:rsid="0023dfd6"/>
    </style:style>
    <style:style style:name="T13" style:family="text">
      <style:text-properties fo:language="en" fo:country="US" officeooo:rsid="0027b55a"/>
    </style:style>
    <style:style style:name="T14" style:family="text">
      <style:text-properties fo:language="en" fo:country="US" officeooo:rsid="0029c6a6"/>
    </style:style>
    <style:style style:name="T15" style:family="text">
      <style:text-properties officeooo:rsid="000a91b5"/>
    </style:style>
    <style:style style:name="T16" style:family="text">
      <style:text-properties officeooo:rsid="0027b55a"/>
    </style:style>
    <style:style style:name="T17" style:family="text">
      <style:text-properties officeooo:rsid="002951ee"/>
    </style:style>
    <style:style style:name="T18" style:family="text">
      <style:text-properties officeooo:rsid="00298a27"/>
    </style:style>
    <style:style style:name="T19" style:family="text">
      <style:text-properties officeooo:rsid="0029c6a6"/>
    </style:style>
    <style:style style:name="T20" style:family="text">
      <style:text-properties officeooo:rsid="00326dcf"/>
    </style:style>
    <style:style style:name="T21" style:family="text">
      <style:text-properties fo:color="#020202" loext:opacity="100%"/>
    </style:style>
    <style:style style:name="T22" style:family="text">
      <style:text-properties fo:color="#020202" loext:opacity="100%" officeooo:rsid="00315a24"/>
    </style:style>
    <style:style style:name="T23" style:family="text">
      <style:text-properties fo:color="#020202" loext:opacity="100%" officeooo:rsid="003455c3"/>
    </style:style>
    <style:style style:name="T24" style:family="text">
      <style:text-properties officeooo:rsid="003290a0"/>
    </style:style>
    <style:style style:name="T25" style:family="text">
      <style:text-properties officeooo:rsid="0037797b"/>
    </style:style>
    <style:style style:name="T26" style:family="text">
      <style:text-properties officeooo:rsid="00378bbc"/>
    </style:style>
    <style:style style:name="T27" style:family="text">
      <style:text-properties officeooo:rsid="0038be1f"/>
    </style:style>
    <style:style style:name="T28" style:family="text">
      <style:text-properties officeooo:rsid="003947bb"/>
    </style:style>
    <style:style style:name="T29" style:family="text">
      <style:text-properties officeooo:rsid="003dd88c"/>
    </style:style>
    <style:style style:name="T30" style:family="text">
      <style:text-properties officeooo:rsid="00315a24"/>
    </style:style>
    <style:style style:name="T31" style:family="text">
      <style:text-properties officeooo:rsid="002f9899"/>
    </style:style>
    <style:style style:name="T32" style:family="text">
      <style:text-properties fo:font-weight="normal" officeooo:rsid="00421214" style:font-weight-asian="normal" style:font-weight-complex="normal"/>
    </style:style>
    <style:style style:name="T33" style:family="text">
      <style:text-properties officeooo:rsid="0041f904"/>
    </style:style>
    <style:style style:name="T34" style:family="text">
      <style:text-properties fo:color="#037803" loext:opacity="100%" officeooo:rsid="003947bb"/>
    </style:style>
    <style:style style:name="T35" style:family="text">
      <style:text-properties fo:color="#037803" loext:opacity="100%" officeooo:rsid="0043036b"/>
    </style:style>
    <style:style style:name="T36" style:family="text">
      <style:text-properties officeooo:rsid="00430a22"/>
    </style:style>
    <style:style style:name="T37" style:family="text">
      <style:text-properties officeooo:rsid="0046a20f"/>
    </style:style>
    <style:style style:name="T38" style:family="text">
      <style:text-properties style:text-position="sub 58%"/>
    </style:style>
    <style:style style:name="T39" style:family="text">
      <style:text-properties style:text-position="sub 58%" officeooo:rsid="0046a20f"/>
    </style:style>
    <style:style style:name="T40" style:family="text">
      <style:text-properties style:text-position="0% 100%"/>
    </style:style>
    <style:style style:name="T41" style:family="text">
      <style:text-properties style:text-position="0% 100%" officeooo:rsid="0046a2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trong_20_Emphasis">Demander des résultats de référence obtenus avec une seed et un </text:span><text:span text:style-name="Strong_20_Emphasis"><text:span text:style-name="Emphasis">random_state </text:span></text:span><text:span text:style-name="Strong_20_Emphasis">connu afin de vérifier mes résultats</text:span></text:p>
      <text:p text:style-name="P30"><text:span text:style-name="Strong_20_Emphasis"/></text:p>
      <text:p text:style-name="P30"><text:span text:style-name="T30">- </text:span><text:span text:style-name="T32">La branche orcult_tests peut être mergée dans un premier temps, elle contient que la modif de cod e pour que les sorties soient déterministes. Puis la branche orcult_quality pourra être mergée dans un second temps, elle contient des modifs de code pour la qualité + la correction de normalize_img()</text:span></text:p>
      <text:p text:style-name="P18"><text:span text:style-name="T23"/></text:p>
      <text:p text:style-name="P18"><text:span text:style-name="T22"/></text:p>
      <text:p text:style-name="P20">- Data diffère en à chaque fois qu’on le lance dans la fct qui compute les multiple orientations</text:p>
      <text:p text:style-name="P22"><text:span text:style-name="T30">np.random.seed(2) </text:span><text:span text:style-name="T26">+ random_state = 42 pour avoir toujours les mêmes sorties</text:span></text:p>
      <text:p text:style-name="P23"><text:span text:style-name="T31">=&gt; </text:span>Faire en sorte d’avoir toujours les mêmes résultats, <text:span text:style-name="T25">leur dire qu’on a besoin de modif le code source pour ça </text:span></text:p>
      <text:p text:style-name="P37"/>
      <text:p text:style-name="P8"><text:span text:style-name="T21"/></text:p>
      <text:p text:style-name="P27">- <text:span text:style-name="T33">Coverage du test : 70%, on peut ajouter des tests avec --normalize ou plusieurs images en entrée si on veut améliorer la coverage </text:span></text:p>
      <text:p text:style-name="P25"/>
      <text:p text:style-name="P25">- <text:span text:style-name="T26">Modifs for code quality </text:span><text:span text:style-name="T27">+ refactoring for code coverage </text:span><text:span text:style-name="T28">le test tif n’ajoute pas de coverage…</text:span><text:span text:style-name="T34"> <text:s/></text:span><text:span text:style-name="T35">=&gt; code quality est ok sur la branche orcult_quality</text:span></text:p>
      <text:p text:style-name="P25"/>
      <text:p text:style-name="P21">- <text:span text:style-name="T29">La fonction normalize_img prend en entrée img taille </text:span>(3, 9181, 8739) <text:span text:style-name="T29">et retourne img taille </text:span>(9181, 8739, 3) <text:span text:style-name="T29">ce qui créé une erreur, je l’ai corrigé, le CNES ou Thalès pourraient ils valider cette modif ?</text:span></text:p>
      <text:p text:style-name="P25"/>
      <text:p text:style-name="P24">Je peux maintenant obtenir des résultats constants à chaque run. Je n’ai pas obtenu exactement les mêmes résultats que Pauline car je n’ai pas accès à sa seed mais <text:span text:style-name="T20">j’ai des résultats fortement similaires (des orientations parallèles).</text:span></text:p>
      <text:p text:style-name="P26">=&gt; Leur dire, est-ce que ça passe ? </text:p>
      <text:p text:style-name="P19"/>
      <text:p text:style-name="P29">Du coup je me<text:span text:style-name="T25">s</text:span>t en place le test avec la BD ortho, ce sera le seul qui sera sur la CI (voir sa couverture) car la seule donnée que l’on peut publier</text:p>
      <text:p text:style-name="P35"/>
      <text:p text:style-name="P36"/>
      <text:p text:style-name="P13">- <text:span text:style-name="T17">centroids.dbf est légèrement différent (pas exacttement les mêmes centroîdes </text:span><text:span text:style-name="T36">car la sortie n’est pas déterministe</text:span><text:span text:style-name="T17">)</text:span></text:p>
      <text:p text:style-name="P4"/>
      <text:p text:style-name="P4"/>
      <text:p text:style-name="P4">- <text:span text:style-name="T18">Faire une CLI (juste avec le pyproject.toml)</text:span></text:p>
      <text:p text:style-name="P5"/>
      <text:p text:style-name="P5">- <text:span text:style-name="T1">Faire un package pour EOLabtools</text:span></text:p>
      <text:p text:style-name="P5"/>
      <text:p text:style-name="P5">- <text:span text:style-name="T1">Regarder si y’a des </text:span><text:span text:style-name="T16">codes</text:span><text:span text:style-name="T1"> en communs entre les libs</text:span></text:p>
      <text:p text:style-name="P5"/>
      <text:p text:style-name="P6">Pour lancer le test bd_ortho, il faut le télécharger. D’abord essayer de matcher les résultats des autres tests</text:p>
      <text:p text:style-name="P11"/>
      <text:p text:style-name="P16"><text:span text:style-name="T4">« L’algorithme comporte plusieurs paramètres qui peuvent être modifiés selon le besoin utilisateur, en particulier pour la taille minimale des lignes prises en compte dans le calcul de l’orientation et pour le nombre minimum de lignes détectées sur une parcelle pour que l’algorithme calcule une orientation. » <text:s/>« Si le nombre de lignes contenues dans une parcelle est inférieur à un nombre donné (pour le moment fixé à 40</text:span><text:span text:style-name="T6">)</text:span><text:span text:style-name="T4"> » <text:s/></text:span><text:span text:style-name="T7">=&gt; </text:span></text:p>
      <text:p text:style-name="P12"><text:soft-page-break/>- <text:span text:style-name="T4">min_len_line </text:span><text:span text:style-name="T5">= 8 </text:span></text:p>
      <text:p text:style-name="P12"><text:span text:style-name="T8">- </text:span><text:span text:style-name="T4">min_nb_line_per_parcel </text:span><text:span text:style-name="T5">= </text:span><text:span text:style-name="T4">20</text:span></text:p>
      <text:p text:style-name="P14"><text:span text:style-name="T10"/></text:p>
      <text:p text:style-name="P15"><text:span text:style-name="T9"/></text:p>
      <text:p text:style-name="P14"><text:span text:style-name="T9"/></text:p>
      <text:p text:style-name="P10">Algo : </text:p>
      <text:p text:style-name="P9"/>
      <text:p text:style-name="P9">- Détection des lignes avec algo LSD =&gt; Je n’obtiens pas exactement les mêmes lignes</text:p>
      <text:p text:style-name="P9">- Sélection des lignes pertinentes pour le calcul des orientations =&gt; La sélection n’est pas la même que la ref <text:span text:style-name="T3">(enlève des « outliers »</text:span></text:p>
      <text:p text:style-name="P9"/>
      <text:p text:style-name="P9">- Intersection des lignes avec le RPG (ne garde que les lignes à l’intérieur des parcelles)</text:p>
      <text:p text:style-name="P9"/>
      <text:p text:style-name="P9">=&gt; kept_lines.shp est différent de la ref</text:p>
      <text:p text:style-name="P9"/>
      <text:p text:style-name="P9">→ Vérifier si en donnant la ref kept_lines.shp au milieu du code j’obtiens les bons centroides et orientations </text:p>
      <text:p text:style-name="P9"/>
      <text:p text:style-name="P9">- Calcul de slope et aspect à partir du MNT =&gt; Voir si j’obtiens pareil que la ref</text:p>
      <text:p text:style-name="P9"/>
      <text:p text:style-name="P9">- Calcul de l’orientation des parcelles</text:p>
      <text:p text:style-name="P9"/>
      <text:p text:style-name="P28">python src/eolabtools/detection_orientation_culture/detection_orientation_culture/orientation_detection.py --img /home/ecadaux/Documents/work/eolabtools/eolabtools/tests/data/DetecOrCult/test_data/LeHavre_BD_ortho1.jp2 --type jp2 --rpg /home/ecadaux/Documents/work/eolabtools/eolabtools/tests/data/DetecOrCult/test_data/RPG/RPG_LeHavre_2023_ortho1.shp --output_dir /home/ecadaux/Documents/work/eolabtools/eolabtools/tests/data/DetecOrCult/test_out/2023_ortho1 --nb_cores 4 --patch_size 10000 --slope /home/ecadaux/Documents/work/eolabtools/eolabtools/tests/data/DetecOrCult/test_data/RGE_ALTI_76_5m_SLOPE_crop_ortho1.tif --aspect /home/ecadaux/Documents/work/eolabtools/eolabtools/tests/data/DetecOrCult/test_data/RGE_ALTI_76_5m_ASPECT_crop_ortho1.tif --min_nb_line_per_parcel 20 --min_len_line 8 --save_fld –verbose</text:p>
      <text:p text:style-name="P28"/>
      <text:p text:style-name="P9"/>
      <text:p text:style-name="P7">compare_files(reference_dir = "/home/ecadaux/Documents/work/eolabtools/eolabtools/tests/data/DetecOrCult/reference_results/2017_final", output_dir = "/home/ecadaux/Documents/work/eolabtools/eolabtools/tests/data/DetecOrCult/test_out/2017_final", tool = "DetecOrCult")</text:p>
      <text:p text:style-name="P7"/>
      <text:p text:style-name="P17"><text:span text:style-name="T15">python src/eolabtools/detection_orientation_culture/detection_orientation_culture/orientation_detection.py --img /home/ecadaux/Documents/work/eolabtools/eolabtools/tests/data/DetecOrCult/test_data/LeHavre_2017_mosaic_crop.tif --type tif --rpg /home/ecadaux/Documents/work/eolabtools/eolabtools/tests/data/DetecOrCult/test_data/RPG/RPG_LeHavre_2017.shp --output_dir /home/ecadaux/Documents/work/eolabtools/eolabtools/tests/data/DetecOrCult/test_out/2017_final --nb_cores 4 --patch_size 10000 --slope /home/ecadaux/Documents/work/eolabtools/eolabtools/tests/data/DetecOrCult/test_data/</text:span><text:soft-page-break/><text:span text:style-name="T15">RGE_ALTI_76_5m_SLOPE_crop.tif --aspect /home/ecadaux/Documents/work/eolabtools/eolabtools/tests/data/DetecOrCult/test_data/RGE_ALTI_76_5m_ASPECT_crop.tif --save_fld -verbose </text:span><text:bookmark text:name="LC62"/><text:bookmark-start text:name="__DdeLink__1421_1606789244"/><text:span text:style-name="Source_20_Text"><text:span text:style-name="T11">--min_nb_line_per_parcel </text:span></text:span><text:span text:style-name="Source_20_Text"><text:span text:style-name="T13">2</text:span></text:span><text:span text:style-name="Source_20_Text"><text:span text:style-name="T11">0</text:span></text:span><text:bookmark-end text:name="__DdeLink__1421_1606789244"/><text:span text:style-name="Source_20_Text"><text:span text:style-name="T11"> </text:span></text:span><text:bookmark-start text:name="__DdeLink__1423_1606789244"/><text:span text:style-name="Source_20_Text"><text:span text:style-name="T11">--min_len_line </text:span></text:span><text:span text:style-name="Source_20_Text"><text:span text:style-name="T13">8</text:span></text:span><text:bookmark-end text:name="__DdeLink__1423_1606789244"/></text:p>
      <text:p text:style-name="P1"/>
      <text:p text:style-name="P1"/>
      <text:p text:style-name="P1"/>
      <text:p text:style-name="P2">python src/eolabtools/detection_orientation_culture/detection_orientation_culture/orientation_detection.py --img /home/ecadaux/Documents/work/eolabtools/eolabtools/tests/data/DetecOrCult/test_data/LeHavre_2017_mosaic_crop_cut.tif --type tif --rpg /home/ecadaux/Documents/work/eolabtools/eolabtools/tests/data/DetecOrCult/test_data/RPG/RPG_LeHavre_2017_cropped<text:span text:style-name="T19">_bigger</text:span>.shp --output_dir /home/ecadaux/Documents/work/eolabtools/eolabtools/tests/data/DetecOrCult/test_out/2017_final_cut --nb_cores 4 --patch_size 10000 --slope /home/ecadaux/Documents/work/eolabtools/eolabtools/tests/data/DetecOrCult/test_data/RGE_ALTI_76_5m_SLOPE_crop_cut.tif --aspect /home/ecadaux/Documents/work/eolabtools/eolabtools/tests/data/DetecOrCult/test_data/RGE_ALTI_76_5m_ASPECT_crop_cut.tif --save_fld -verbose <text:span text:style-name="Source_20_Text"><text:span text:style-name="T11">--min_nb_line_per_parcel </text:span></text:span><text:span text:style-name="Source_20_Text"><text:span text:style-name="T14">1</text:span></text:span><text:span text:style-name="Source_20_Text"><text:span text:style-name="T11">0 --min_len_line </text:span></text:span><text:span text:style-name="Source_20_Text"><text:span text:style-name="T14">8</text:span></text:span></text:p>
      <text:p text:style-name="P2"><text:span text:style-name="Source_20_Text"><text:span text:style-name="T11"/></text:span></text:p>
      <text:p text:style-name="P3"><text:span text:style-name="Source_20_Text"><text:span text:style-name="T11">python src/eolabtools/detection_orientation_culture/detection_orientation_culture/orientation_detection.py --img /home/ecadaux/Documents/work/eolabtools/eolabtools/tests/data/DetecOrCult/test_data/LeHavre_2017_mosaic_crop_cut.tif --type tif --rpg /home/ecadaux/Documents/work/eolabtools/eolabtools/tests/data/DetecOrCult/test_data/RPG/RPG_LeHavre_2017_cropped</text:span></text:span><text:span text:style-name="Source_20_Text"><text:span text:style-name="T12">_bigger</text:span></text:span><text:span text:style-name="Source_20_Text"><text:span text:style-name="T11">.shp --output_dir /home/ecadaux/Documents/work/eolabtools/eolabtools/tests/data/DetecOrCult/test_out/2017_final_cut --nb_cores 4 --patch_size 10000 --slope /home/ecadaux/Documents/work/eolabtools/eolabtools/tests/data/DetecOrCult/test_data/RGE_ALTI_76_5m_SLOPE_crop_cut.tif --aspect /home/ecadaux/Documents/work/eolabtools/eolabtools/tests/data/DetecOrCult/test_data/RGE_ALTI_76_5m_ASPECT_crop_cut.tif --save_fld -verbose --min_nb_line_per_parcel </text:span></text:span><text:span text:style-name="Source_20_Text"><text:span text:style-name="T13">2</text:span></text:span><text:span text:style-name="Source_20_Text"><text:span text:style-name="T11">0 --min_len_line </text:span></text:span><text:span text:style-name="Source_20_Text"><text:span text:style-name="T13">8</text:span></text:span><text:span text:style-name="Source_20_Text"><text:span text:style-name="T11"> </text:span></text:span></text:p>
      <text:p text:style-name="P1"/>
      <text:p text:style-name="P1"/>
      <text:p text:style-name="P1">python src/eolabtools/detection_orientation_culture/orientation_detection.py --img /home/ecadaux/Documents/work/eolabtools/eolabtools/tests/data/DetecOrCult/test_data/LeHavre_2023_mosaic_crop_cut.tif --type tif --rpg /home/ecadaux/Documents/work/eolabtools/eolabtools/tests/data/DetecOrCult/test_data/RPG/RPG_LeHavre_2023_cropped.shp --output_dir /home/ecadaux/Documents/work/eolabtools/eolabtools/tests/data/DetecOrCult/test_out/2023_final_cut --nb_cores 4 --patch_size 10000 --slope /home/ecadaux/Documents/work/eolabtools/eolabtools/tests/data/DetecOrCult/test_data/RGE_ALTI_76_5m_SLOPE_crop_cut.tif --aspect /home/ecadaux/Documents/work/eolabtools/eolabtools/tests/data/DetecOrCult/test_data/RGE_ALTI_76_5m_ASPECT_crop_cut.tif --save_fld --verbo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5T18:15:19.206402007</meta:creation-date>
    <meta:generator>LibreOffice/24.2.7.2$Linux_X86_64 LibreOffice_project/420$Build-2</meta:generator>
    <dc:date>2025-06-13T18:12:26.017880742</dc:date>
    <meta:editing-duration>PT9H31M41S</meta:editing-duration>
    <meta:editing-cycles>9</meta:editing-cycles>
    <meta:document-statistic meta:table-count="0" meta:image-count="0" meta:object-count="0" meta:page-count="3" meta:paragraph-count="33" meta:word-count="707" meta:character-count="7330" meta:non-whitespace-character-count="6700"/>
  </office:meta>
</office:document-meta>
</file>